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olumn4" style:family="table-column">
      <style:table-column-properties style:column-width="1.25in" style:use-optimal-column-width="false"/>
    </style:style>
    <style:style style:name="TableColumn5" style:family="table-column">
      <style:table-column-properties style:column-width="2.3229in" style:use-optimal-column-width="false"/>
    </style:style>
    <style:style style:name="TableColumn6" style:family="table-column">
      <style:table-column-properties style:column-width="2.6875in" style:use-optimal-column-width="false"/>
    </style:style>
    <style:style style:name="Table3" style:family="table">
      <style:table-properties style:width="6.2604in" fo:margin-left="0in" table:align="left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Row14" style:family="table-row">
      <style:table-row-properties style:min-row-height="0.2708in"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 style:min-row-height="0.25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 style:min-row-height="0.2395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olumn37" style:family="table-column">
      <style:table-column-properties style:column-width="1.25in" style:use-optimal-column-width="false"/>
    </style:style>
    <style:style style:name="TableColumn38" style:family="table-column">
      <style:table-column-properties style:column-width="2.3229in" style:use-optimal-column-width="false"/>
    </style:style>
    <style:style style:name="TableColumn39" style:family="table-column">
      <style:table-column-properties style:column-width="2.6875in" style:use-optimal-column-width="false"/>
    </style:style>
    <style:style style:name="Table36" style:family="table">
      <style:table-properties style:width="6.2604in" fo:margin-left="0in" table:align="left"/>
    </style:style>
    <style:style style:name="TableRow40" style:family="table-row">
      <style:table-row-properties style:min-row-height="0.2083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Row47" style:family="table-row">
      <style:table-row-properties style:min-row-height="0.2604in"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 style:min-row-height="0.2604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 style:min-row-height="0.2604in"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nnex: X0 measurement</text:p>
      <text:p text:style-name="P2">Initial Measurement</text:p>
      <text:p text:style-name="Normal">Date:</text:p>
      <text:p text:style-name="Normal">Place:</text:p>
      <text:p text:style-name="Normal">Receiver<text:s/>(traveling or visited):</text:p>
      <text:p text:style-name="Normal">Temperature: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asurement</text:p>
          </table:table-cell>
          <table:table-cell table:style-name="TableCell10">
            <text:p text:style-name="P11">Mean / ns</text:p>
          </table:table-cell>
          <table:table-cell table:style-name="TableCell12">
            <text:p text:style-name="P13">Standard deviation / ns</text:p>
          </table:table-cell>
        </table:table-row>
        <table:table-row table:style-name="TableRow14">
          <table:table-cell table:style-name="TableCell15">
            <text:p text:style-name="P16">a)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b)</text:p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c)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</table:table>
      <text:p text:style-name="Normal"/>
      <text:p text:style-name="Normal"/>
      <text:p text:style-name="P35">Final Measurement</text:p>
      <text:p text:style-name="Normal">Date:</text:p>
      <text:p text:style-name="Normal">Place:</text:p>
      <text:p text:style-name="Normal">Receiver (travelling<text:s/>or<text:s/>visited):</text:p>
      <text:p text:style-name="Normal">Temperature:</text:p>
      <text:p text:style-name="Normal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Measurement</text:p>
          </table:table-cell>
          <table:table-cell table:style-name="TableCell43">
            <text:p text:style-name="P44">Mean / ns</text:p>
          </table:table-cell>
          <table:table-cell table:style-name="TableCell45">
            <text:p text:style-name="P46">Standard deviation / ns</text:p>
          </table:table-cell>
        </table:table-row>
        <table:table-row table:style-name="TableRow47">
          <table:table-cell table:style-name="TableCell48">
            <text:p text:style-name="P49">a)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b)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)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go Luna</meta:initial-creator>
    <dc:creator>Diego Luna</dc:creator>
    <meta:creation-date>2024-09-17T17:51:00Z</meta:creation-date>
    <dc:date>2024-09-17T17:51:00Z</dc:date>
    <meta:template xlink:href="Normal.dotm" xlink:type="simple"/>
    <meta:editing-cycles>1</meta:editing-cycles>
    <meta:editing-duration>PT0S</meta:editing-duration>
    <meta:document-statistic meta:page-count="1" meta:paragraph-count="1" meta:word-count="48" meta:character-count="314" meta:row-count="2" meta:non-whitespace-character-count="267"/>
  </office:meta>
</office:document-meta>
</file>